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130f" officeooo:paragraph-rsid="001c130f"/>
    </style:style>
    <style:style style:name="P2" style:family="paragraph" style:parent-style-name="Standard" style:list-style-name="L1">
      <style:text-properties officeooo:rsid="001c130f" officeooo:paragraph-rsid="001c130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ser Cutter Instructions:</text:p>
      <text:p text:style-name="P1"/>
      <text:list xml:id="list2216937197440324199" text:style-name="L1">
        <text:list-item>
          <text:p text:style-name="P2">Turn on laser cutter (switch on side)</text:p>
        </text:list-item>
        <text:list-item>
          <text:p text:style-name="P2">Turn on compressed air (orange nozzle) about ¼ turn clockwise</text:p>
        </text:list-item>
        <text:list-item>
          <text:p text:style-name="P2">Rest beam focuser (on front of machine) onto laser and press focus on keypad</text:p>
        </text:list-item>
        <text:list-item>
          <text:p text:style-name="P2">Move focus up and down until it is just touching the material you want to cut</text:p>
        </text:list-item>
        <text:list-item>
          <text:p text:style-name="P2">For 1/8 inch acrylic press up button 3 to 4 times to focus beam on centre of material</text:p>
        </text:list-item>
        <text:list-item>
          <text:p text:style-name="P2">Remove focus tool</text:p>
        </text:list-item>
        <text:list-item>
          <text:p text:style-name="P2">Press reset</text:p>
        </text:list-item>
        <text:list-item>
          <text:p text:style-name="P2">On computer: click print: properties. Set to 24x18</text:p>
        </text:list-item>
        <text:list-item>
          <text:p text:style-name="P2">Select vector</text:p>
        </text:list-item>
        <text:list-item>
          <text:p text:style-name="P2">Set freq to max and set cutting speed to 16?</text:p>
        </text:list-item>
        <text:list-item>
          <text:p text:style-name="P2">Press OK and print</text:p>
        </text:list-item>
        <text:list-item>
          <text:p text:style-name="P2">Turn middle valve from 0 to FWD</text:p>
        </text:list-item>
        <text:list-item>
          <text:p text:style-name="P2">Hit GO on the machine</text:p>
        </text:list-item>
        <text:list-item>
          <text:p text:style-name="P2">If it doesn’t cut all the way through material, use a slower spe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6:10:50.938000000</meta:creation-date>
    <dc:date>2016-06-20T16:14:30.042000000</dc:date>
    <meta:editing-duration>PT3M42S</meta:editing-duration>
    <meta:editing-cycles>1</meta:editing-cycles>
    <meta:document-statistic meta:table-count="0" meta:image-count="0" meta:object-count="0" meta:page-count="1" meta:paragraph-count="15" meta:word-count="136" meta:character-count="666" meta:non-whitespace-character-count="559"/>
    <meta:generator>LibreOffice/5.1.3.2$Windows_X86_64 LibreOffice_project/644e4637d1d8544fd9f56425bd6cec110e49301b</meta:generator>
  </office:meta>
</office:document-meta>
</file>